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953d" officeooo:paragraph-rsid="000b953d"/>
    </style:style>
    <style:style style:name="P2" style:family="paragraph" style:parent-style-name="Standard">
      <style:text-properties officeooo:rsid="00256605" officeooo:paragraph-rsid="00256605"/>
    </style:style>
    <style:style style:name="P3" style:family="paragraph" style:parent-style-name="Standard">
      <style:paragraph-properties fo:text-align="start" style:justify-single-word="false"/>
      <style:text-properties officeooo:rsid="00256605" officeooo:paragraph-rsid="00256605"/>
    </style:style>
    <style:style style:name="P4" style:family="paragraph" style:parent-style-name="Standard">
      <style:paragraph-properties fo:text-align="center" style:justify-single-word="false"/>
      <style:text-properties fo:font-size="16pt" fo:font-weight="bold" officeooo:rsid="000b953d" officeooo:paragraph-rsid="000b953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0b953d" officeooo:paragraph-rsid="000b953d" style:font-size-asian="16pt" style:font-weight-asian="bold" style:font-size-complex="16pt" style:font-weight-complex="bold"/>
    </style:style>
    <style:style style:name="P6" style:family="paragraph" style:parent-style-name="Standard">
      <style:text-properties officeooo:paragraph-rsid="00270d5c"/>
    </style:style>
    <style:style style:name="P7"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text-properties fo:font-size="12pt" style:text-underline-style="solid" style:text-underline-width="auto" style:text-underline-color="font-color" fo:font-weight="bold" officeooo:paragraph-rsid="0092b70d" style:font-size-asian="12pt" style:font-weight-asian="bold" style:font-size-complex="12pt" style:font-weight-complex="bold"/>
    </style:style>
    <style:style style:name="P9" style:family="paragraph" style:parent-style-name="Standard">
      <style:text-properties style:font-name="Liberation Serif" fo:font-size="12pt" style:text-underline-style="solid" style:text-underline-width="auto" style:text-underline-color="font-color" fo:font-weight="bold" officeooo:rsid="000cf86c" officeooo:paragraph-rsid="00288a3a" style:font-size-asian="12pt" style:font-weight-asian="bold" style:font-size-complex="12pt" style:font-weight-complex="bold"/>
    </style:style>
    <style:style style:name="P10" style:family="paragraph" style:parent-style-name="Standard">
      <style:text-properties style:font-name="Liberation Serif" fo:font-size="12pt" style:text-underline-style="none" fo:font-weight="normal" officeooo:rsid="0099c774" officeooo:paragraph-rsid="0099c774" style:font-size-asian="12pt" style:font-weight-asian="normal" style:font-size-complex="12pt" style:font-weight-complex="normal"/>
    </style:style>
    <style:style style:name="P11" style:family="paragraph" style:parent-style-name="Standard">
      <style:text-properties style:font-name="Liberation Serif" fo:font-size="12pt" style:text-underline-style="none" fo:font-weight="bold" officeooo:rsid="0099c774" officeooo:paragraph-rsid="0099c774" style:font-size-asian="12pt" style:font-weight-asian="bold" style:font-size-complex="12pt" style:font-weight-complex="bold"/>
    </style:style>
    <style:style style:name="P12" style:family="paragraph" style:parent-style-name="Standard">
      <style:text-properties style:font-name="Liberation Serif" fo:font-size="12pt" style:text-underline-style="none" fo:font-weight="bold" officeooo:rsid="009baf20" officeooo:paragraph-rsid="009baf20" style:font-size-asian="12pt" style:font-weight-asian="bold" style:font-size-complex="12pt" style:font-weight-complex="bold"/>
    </style:style>
    <style:style style:name="P13" style:family="paragraph" style:parent-style-name="Standard">
      <style:text-properties style:font-name="Liberation Serif" fo:font-size="12pt" style:text-underline-style="none" fo:font-weight="bold" officeooo:rsid="009c6a68" officeooo:paragraph-rsid="009c6a68" style:font-size-asian="12pt" style:font-weight-asian="bold" style:font-size-complex="12pt" style:font-weight-complex="bold"/>
    </style:style>
    <style:style style:name="P14" style:family="paragraph" style:parent-style-name="Standard">
      <style:text-properties style:font-name="Liberation Serif" fo:font-size="12pt" fo:font-style="normal" style:text-underline-style="none" fo:font-weight="normal" officeooo:rsid="009e54ff" officeooo:paragraph-rsid="009c6a68" style:font-size-asian="12pt" style:font-style-asian="normal" style:font-weight-asian="normal" style:font-size-complex="12pt" style:font-style-complex="normal" style:font-weight-complex="normal"/>
    </style:style>
    <style:style style:name="P15" style:family="paragraph" style:parent-style-name="Standard">
      <style:text-properties fo:font-weight="bold" officeooo:rsid="009f6ae7" officeooo:paragraph-rsid="009f6ae7" style:font-weight-asian="bold" style:font-weight-complex="bold"/>
    </style:style>
    <style:style style:name="P16" style:family="paragraph" style:parent-style-name="Standard">
      <style:text-properties fo:font-weight="bold" officeooo:rsid="00a0c96e" officeooo:paragraph-rsid="00a0c96e" style:font-weight-asian="bold" style:font-weight-complex="bold"/>
    </style:style>
    <style:style style:name="P17" style:family="paragraph" style:parent-style-name="Standard">
      <style:text-properties fo:font-weight="bold" officeooo:rsid="00a24f3d" officeooo:paragraph-rsid="00a24f3d" style:font-weight-asian="bold" style:font-weight-complex="bold"/>
    </style:style>
    <style:style style:name="P18" style:family="paragraph" style:parent-style-name="Standard">
      <style:text-properties fo:font-weight="bold" officeooo:rsid="00a32456" officeooo:paragraph-rsid="00a32456" style:font-weight-asian="bold" style:font-weight-complex="bold"/>
    </style:style>
    <style:style style:name="P19" style:family="paragraph" style:parent-style-name="Standard">
      <style:text-properties fo:font-weight="bold" officeooo:rsid="00a4a70a" officeooo:paragraph-rsid="00a4a70a" style:font-weight-asian="bold" style:font-weight-complex="bold"/>
    </style:style>
    <style:style style:name="P20" style:family="paragraph" style:parent-style-name="Standard">
      <style:text-properties fo:font-weight="bold" officeooo:rsid="00a57c1a" officeooo:paragraph-rsid="00a57c1a" style:font-weight-asian="bold" style:font-weight-complex="bold"/>
    </style:style>
    <style:style style:name="P21" style:family="paragraph" style:parent-style-name="Standard">
      <style:text-properties fo:font-weight="bold" officeooo:rsid="00a6af9e" officeooo:paragraph-rsid="00a6af9e" style:font-weight-asian="bold" style:font-weight-complex="bold"/>
    </style:style>
    <style:style style:name="P22" style:family="paragraph" style:parent-style-name="Standard">
      <style:text-properties fo:font-weight="bold" officeooo:rsid="00a79dc5" officeooo:paragraph-rsid="00a79dc5" style:font-weight-asian="bold" style:font-weight-complex="bold"/>
    </style:style>
    <style:style style:name="P23" style:family="paragraph" style:parent-style-name="Standard">
      <style:text-properties fo:font-weight="bold" officeooo:rsid="00a8d8d2" officeooo:paragraph-rsid="00a8d8d2" style:font-weight-asian="bold" style:font-weight-complex="bold"/>
    </style:style>
    <style:style style:name="P24" style:family="paragraph" style:parent-style-name="Standard">
      <style:text-properties fo:font-weight="bold" officeooo:rsid="00ab2fb8" officeooo:paragraph-rsid="00ab2fb8" style:font-weight-asian="bold" style:font-weight-complex="bold"/>
    </style:style>
    <style:style style:name="P25" style:family="paragraph" style:parent-style-name="Standard">
      <style:text-properties fo:font-size="12pt" style:text-underline-style="solid" style:text-underline-width="auto" style:text-underline-color="font-color" fo:font-weight="bold" officeooo:paragraph-rsid="0092b70d" style:font-size-asian="12pt" style:font-weight-asian="bold" style:font-size-complex="12pt" style:font-weight-complex="bold"/>
    </style:style>
    <style:style style:name="T1" style:family="text">
      <style:text-properties officeooo:rsid="0025f6a8"/>
    </style:style>
    <style:style style:name="T2" style:family="text">
      <style:text-properties officeooo:rsid="00288a3a"/>
    </style:style>
    <style:style style:name="T3" style:family="text">
      <style:text-properties officeooo:rsid="002f45c6"/>
    </style:style>
    <style:style style:name="T4" style:family="text">
      <style:text-properties fo:font-weight="normal" style:font-weight-asian="normal" style:font-weight-complex="normal"/>
    </style:style>
    <style:style style:name="T5" style:family="text">
      <style:text-properties fo:font-weight="normal" officeooo:rsid="00a0c96e" style:font-weight-asian="normal" style:font-weight-complex="normal"/>
    </style:style>
    <style:style style:name="T6" style:family="text">
      <style:text-properties fo:font-weight="normal" officeooo:rsid="00a24f3d" style:font-weight-asian="normal" style:font-weight-complex="normal"/>
    </style:style>
    <style:style style:name="T7" style:family="text">
      <style:text-properties fo:font-weight="normal" officeooo:rsid="00a32456" style:font-weight-asian="normal" style:font-weight-complex="normal"/>
    </style:style>
    <style:style style:name="T8" style:family="text">
      <style:text-properties fo:font-weight="normal" officeooo:rsid="00a4a70a" style:font-weight-asian="normal" style:font-weight-complex="normal"/>
    </style:style>
    <style:style style:name="T9" style:family="text">
      <style:text-properties fo:font-weight="normal" officeooo:rsid="00a57c1a" style:font-weight-asian="normal" style:font-weight-complex="normal"/>
    </style:style>
    <style:style style:name="T10" style:family="text">
      <style:text-properties fo:font-weight="normal" officeooo:rsid="00a6af9e" style:font-weight-asian="normal" style:font-weight-complex="normal"/>
    </style:style>
    <style:style style:name="T11" style:family="text">
      <style:text-properties fo:font-weight="normal" officeooo:rsid="00a79c8a" style:font-weight-asian="normal" style:font-weight-complex="normal"/>
    </style:style>
    <style:style style:name="T12" style:family="text">
      <style:text-properties fo:font-weight="normal" officeooo:rsid="00aa461a" style:font-weight-asian="normal" style:font-weight-complex="normal"/>
    </style:style>
    <style:style style:name="T13" style:family="text">
      <style:text-properties fo:font-weight="normal" officeooo:rsid="00ab2fb8" style:font-weight-asian="normal" style:font-weight-complex="normal"/>
    </style:style>
    <style:style style:name="T14" style:family="text">
      <style:text-properties fo:font-weight="normal" officeooo:rsid="00ab5d32" style:font-weight-asian="normal" style:font-weight-complex="normal"/>
    </style:style>
    <style:style style:name="T15" style:family="text">
      <style:text-properties officeooo:rsid="007d45d8"/>
    </style:style>
    <style:style style:name="T16" style:family="text">
      <style:text-properties fo:font-weight="bold" style:font-weight-asian="bold" style:font-weight-complex="bold"/>
    </style:style>
    <style:style style:name="T17" style:family="text">
      <style:text-properties officeooo:rsid="0092b70d"/>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9bbbe4" style:font-style-asian="normal" style:font-weight-asian="normal" style:font-style-complex="normal" style:font-weight-complex="normal"/>
    </style:style>
    <style:style style:name="T21" style:family="text">
      <style:text-properties fo:font-style="normal" fo:font-weight="normal" officeooo:rsid="009c6a68" style:font-style-asian="normal" style:font-weight-asian="normal" style:font-style-complex="normal" style:font-weight-complex="normal"/>
    </style:style>
    <style:style style:name="T22" style:family="text">
      <style:text-properties fo:font-style="normal" fo:font-weight="normal" officeooo:rsid="009e54ff" style:font-style-asian="normal" style:font-weight-asian="normal" style:font-style-complex="normal" style:font-weight-complex="normal"/>
    </style:style>
    <style:style style:name="T23" style:family="text">
      <style:text-properties officeooo:rsid="00a79c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chnerarchitektur</text:p>
      <text:p text:style-name="P4">Übung <text:span text:style-name="T15">12</text:span></text:p>
      <text:p text:style-name="P3"/>
      <text:p text:style-name="P3">Andreas Timmermann – <text:span text:style-name="T3">Shima Shahadifar</text:span></text:p>
      <text:p text:style-name="P2">MtrNummer: 4994606 - <text:span text:style-name="T3">5018598</text:span></text:p>
      <text:p text:style-name="P6"><text:span text:style-name="T1">Gruppe 2 (</text:span><text:bookmark text:name="studentViewForm:studentViewSectionsTable:2:instructorName"/><text:span text:style-name="T1">Christoph Van <text:s/></text:span>Heteren-Frese<text:span text:style-name="T1">)</text:span></text:p>
      <text:p text:style-name="P1"/>
      <text:p text:style-name="P1"/>
      <text:p text:style-name="P9">Aufgabe 1:</text:p>
      <text:p text:style-name="P10"><text:span text:style-name="T16">a)</text:span> Pseudoinstructions sind Anweisungen für den Assembler, wie er den Text danach interpretieren soll. Zum Beispiel Speicher allozieren, Macros zu starten oder Dateien einzubinden.</text:p>
      <text:p text:style-name="P11">b) <text:span text:style-name="T4">Der Linker fügt Funktionen und Daten aus Dateien (meist Objekt-dateien) zusammen, um eine ausführbare Datei oder Bibliotheken zu generieren.</text:span></text:p>
      <text:p text:style-name="P12">c)<text:span text:style-name="T4"> Eine dynamische Library zeichet sich dadurch aus, dass sie zur Laufzeit nur ein einziges mal geladen wird. Wenn mehrere Programme diese Library brauchen, muss sie nach dem ersten Mal nicht noch einmal werden und verbraucht auch nur einmal den Speicherplatz.</text:span></text:p>
      <text:p text:style-name="P12">d)<text:span text:style-name="T19"> </text:span><text:span text:style-name="T20">Ein Macro </text:span><text:span text:style-name="T21">ist eine Folge von Anweisungen oder Pseudoinstructions, die im Vorfeld definiert werden, um dann später im Code an den gewünschten Stellen eingefügt zu werden. Im Gegensatz zu Unterprogrammen, werden die Anweisungen so oft in den Code eingefügt, wie das Macro aufgerufen wird.</text:span></text:p>
      <text:p text:style-name="P13"><text:span text:style-name="T18">e)</text:span><text:span text:style-name="T19"> Eine Co-routine ist </text:span><text:span text:style-name="T22">ein Programm, welches die Kontrolle über seine Ausführung jeder Zeit an eine andere Co-routine abgeben kann. Wird/wurde bei nicht-preemptiven Betriebssystemen eingesetzt.</text:span></text:p>
      <text:p text:style-name="P14"/>
      <text:p text:style-name="P7">Aufgabe <text:span text:style-name="T2">2</text:span>:</text:p>
      <text:p text:style-name="P15">a)<text:span text:style-name="T4"> Das Betriebssystem </text:span><text:span text:style-name="T5">ist die Softwarekomponente des Computer, welches die Schnittstelle zwischen der Hardware und der Software des Benutzers darstellt. Der BS ist für Prozess/Speicher/IO -Verwaltung zuständig. BS gibt es in alles Größen. Ganz große sind Windows, Linux, BSD und Mac OS X. Aber auch ganz kleine, wie das BIOS oder die Software auf einem USB-Stick oder Embended Systems.</text:span></text:p>
      <text:p text:style-name="P16">b) <text:span text:style-name="T6">Der Compiler wandelt Sourcecode einer Hochsprache in Maschinencode verschiedenster Prozessoren um. Dieser Code kann als ausführbares Programm oder als Objektdatei abgespeichert werden.</text:span></text:p>
      <text:p text:style-name="P17">c) <text:span text:style-name="T4">Der Assembler </text:span><text:span text:style-name="T7">wandelt Assemblercode, welcher sehr nahe am Maschinencode ist, in Maschinencode um. Dieser wird dann, wie beim Compiler, als Objekt- oder ausführbare Datei abgespeichert.</text:span></text:p>
      <text:p text:style-name="P18">d)<text:span text:style-name="T4"> </text:span><text:span text:style-name="T8">Im</text:span><text:span text:style-name="T4"> Hauptspeicher </text:span><text:span text:style-name="T8">liegen alle aktuell vom Computer verarbeitet Daten und Programme. Der Hauptspeicher kann je nach Prozessor verschieden verwaltet werden. In modernen Systemen geschieht das über Paging.</text:span></text:p>
      <text:p text:style-name="P19">e) <text:span text:style-name="T4">Der Cachespeicher </text:span><text:span text:style-name="T9">ist den Registern im Prozessor vorgelagert und ist das Verbindungsstück zwischen Registern und Hauptspeicher. Dieser dient dazu den Prozessor wesentlich schneller zu machen. Dazu verfügt er über einige Strategien, um Daten und Programmteile effektiv aus dem und in den Hauptspeicher zu holen und zu speichern.</text:span></text:p>
      <text:p text:style-name="P20">f)<text:span text:style-name="T4"> </text:span><text:span text:style-name="T10">Der flüchtige Speicher wird auch als RAM bezeichnet, da er seine Daten nicht permanent behalten kann und immer wieder aufgefrischt werden muss.</text:span></text:p>
      <text:p text:style-name="P21">g)<text:span text:style-name="T4"> Nicht flüchtiger Speicher nennt man Speicher, der seine Daten auch noch nach dem Abschalten des Stroms behalten kann.</text:span></text:p>
      <text:p text:style-name="P21">h)<text:span text:style-name="T4"> </text:span><text:span text:style-name="T14">Zu</text:span><text:span text:style-name="T11"> </text:span><text:span text:style-name="T14">den </text:span><text:span text:style-name="T11">Primärspeicher</text:span><text:span text:style-name="T14">n zählen die Caches und der Hauptspeicher.</text:span><text:span text:style-name="T11"> </text:span></text:p>
      <text:p text:style-name="P22"><text:span text:style-name="T23">i</text:span>)<text:span text:style-name="T4"> Eingebettete Systeme sind „Computer“, bei denen alle Komponenten auf der Hauptplatine drauf, um das System zum Laufen zu bekommen. Meistens ist schon im Prozessor alles enthalten. Sowohl USB-Kontroller, Bridges, Grafikkarte, u.s.w. . Manchmal auch schon der RAM.</text:span></text:p>
      <text:p text:style-name="P8"/>
      <text:p text:style-name="P8"><text:soft-page-break/>Aufgabe <text:span text:style-name="T17">3</text:span>:</text:p>
      <text:p text:style-name="P23">a)<text:span text:style-name="T4"> </text:span><text:span text:style-name="T13">Keine Ahnung aus welcher Perspektive ich das jetzt beschreiben soll.</text:span></text:p>
      <text:p text:style-name="P24"><text:span text:style-name="T4">DRAM ist meist der Hauptspeicher. Er ist linear aufgebaut und besteht aus Busbreiten Blöcken.</text:span></text:p>
      <text:p text:style-name="P24"><text:span text:style-name="T4">Durch die MMU ist es dann möglich den Speicher in virtuelle Abschnitte zu unterteilen.</text:span></text:p>
      <text:p text:style-name="P24"><text:span text:style-name="T4">SRAM ist meist Cachespeicher. Er schreibt und liest Daten aus dem Hauptspeicher in Blöcken. Für den Abgleich gibt es einige Strategien.</text:span></text:p>
      <text:p text:style-name="P23">b)<text:span text:style-name="T4"> </text:span><text:span text:style-name="T12">SRAM trifft man hauptsächlich im Prozessor an. SRAM ist schneller und wird als C</text:span><text:span text:style-name="T13">ache</text:span><text:span text:style-name="T12"> verwendet. DRAM ist zumeist der Hauptspeicher.</text:span></text:p>
      <text:p text:style-name="P23">c)<text:span text:style-name="T4"> </text:span><text:span text:style-name="T12">Als erstes ist das kleine „BS“, das zum beschreiben des BIOS zuständig ist, zu erwähnen. Dann das BIOS selber, dass auf einem EEPROM liegt. Als nächstes das CMOS. Dann der DRAM als Hauptspeicher auf der Platine, der SRAM und die Register in der CPU. Dann hat jede Schnittstelle, wie zum Beispiel North- und Southbrigde noch internen ROM und RAM. Dann hat noch jede Karte (Grafik/Netzwerk/USB-Kontroller u.s.w) ein kleines BS welches meistens auf einem ROM gespeichert ist. Und dann noch der RAM für diese Karten. Zum Beispiel Grafikkar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ody" style:family="paragraph" style:default-outline-level="">
      <loext:graphic-properties draw:fill="solid" draw:fill-color="#ffffff" draw:opacity="100%"/>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ackground-color="#ffffff" fo:keep-with-next="auto" style:writing-mode="lr-tb"/>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21:06:55.320778000</meta:creation-date>
    <dc:date>2016-01-25T22:58:30.510931000</dc:date>
    <meta:editing-duration>P1DT3H5M40S</meta:editing-duration>
    <meta:editing-cycles>152</meta:editing-cycles>
    <meta:generator>LibreOffice/4.4.7.2$MacOSX_X86_64 LibreOffice_project/f3153a8b245191196a4b6b9abd1d0da16eead600</meta:generator>
    <meta:printed-by>Andreas Timmermann</meta:printed-by>
    <meta:print-date>2016-01-07T18:13:23.376079712</meta:print-date>
    <meta:document-statistic meta:table-count="0" meta:image-count="0" meta:object-count="0" meta:page-count="2" meta:paragraph-count="28" meta:word-count="620" meta:character-count="4176" meta:non-whitespace-character-count="3581"/>
  </office:meta>
</office:document-meta>
</file>